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pages of memory to disk or other swap partition if the fast speed of RAM is not needed (“paging out”)</text:p>
            </text:list-item>
            <text:list-item>
              <text:p text:style-name="P14">Similarly to this, Linux can also load missing page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4T21:59:29Z</meta:creation-date>
    <dc:date>2023-07-04T21:59:29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